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cc"/>
    </style:style>
  </office:automatic-styles>
  <office:body>
    <office:spreadsheet>
      <table:table table:name="EMEI_Familiare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I- Familiar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O senhor ou a senhora percebe os professores e funcionários da escola felizes com o trabalho que ali desenvolvem? </text:p>
          </table:table-cell>
        </table:table-row>
        <table:table-row table:style-name="ro1">
          <table:table-cell office:value-type="string">
            <text:p>1.2.2 A escola promove festas com a participação efetiva de pais, educandos, professores e funcionários? </text:p>
          </table:table-cell>
        </table:table-row>
        <table:table-row table:style-name="ro1">
          <table:table-cell office:value-type="string">
            <text:p>1.2.3 Os seus filhos gostam de frequentar 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</table:table-row>
        <table:table-row table:style-name="ro1">
          <table:table-cell office:value-type="string">
            <text:p>1.3.3 Você considera a Unidade Educacional como inclusiv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Esta questão não se refere a este segmento.</text:p>
          </table:table-cell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Diretor, professores e funcionários se tratam bem e se respeitam? <text:s/></text:p>
          </table:table-cell>
        </table:table-row>
        <table:table-row table:style-name="ro1">
          <table:table-cell office:value-type="string">
            <text:p>1.5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.3 Pais, responsáveis e educandos são atendidos cordialmente na Unidade Educacional?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 </text:p>
          </table:table-cell>
        </table:table-row>
        <table:table-row table:style-name="ro1">
          <table:table-cell office:value-type="string">
            <text:p>1.6.2 O ECA é abordado na Unidade Educacional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 nome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Os professores e demais profissionais acolhem as propostas, invenções e descobertas das crianças, incorporando-as como parte das atividades?</text:p>
          </table:table-cell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Esta questão não se refere a este segmento.</text:p>
          </table:table-cell>
        </table:table-row>
        <table:table-row table:style-name="ro1">
          <table:table-cell office:value-type="string">
            <text:p>1.10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1 Respeito ao ritmo das crianças </text:p>
          </table:table-cell>
        </table:table-row>
        <table:table-row table:style-name="ro1">
          <table:table-cell office:value-type="string">
            <text:p>1.11.1 Esta questão não se refere a este segmento.</text:p>
          </table:table-cell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</table:table-row>
        <table:table-row table:style-name="ro1">
          <table:table-cell office:value-type="string">
            <text:p>1.11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, abrir e fechar, ligar e desligar, encaixar e empurrar etc.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Esta questão não se refere a este segmento.</text:p>
          </table:table-cell>
        </table:table-row>
        <table:table-row table:style-name="ro1">
          <table:table-cell office:value-type="string">
            <text:p>2.4.2 Esta questão não se refere a este segmento.</text:p>
          </table:table-cell>
        </table:table-row>
        <table:table-row table:style-name="ro1">
          <table:table-cell office:value-type="string">
            <text:p>2.4.3 Há fraldário/mesa/bancada na altura adequada ao adulto para troca de fraldas dos bebês com deficiência, com segurança? </text:p>
          </table:table-cell>
        </table:table-row>
        <table:table-row table:style-name="ro1">
          <table:table-cell office:value-type="string">
            <text:p>2.4.4 Há espaços especialmente planejados para recepção e acolhimento dos familiare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</text:p>
          </table:table-cell>
        </table:table-row>
        <table:table-row table:style-name="ro1">
          <table:table-cell office:value-type="string">
            <text:p>3.1.1 A escola tem uma proposta pedagógica, em forma de documento, conhecida por todos (Plano de Trabalho Anual – PTA)?</text:p>
          </table:table-cell>
        </table:table-row>
        <table:table-row table:style-name="ro1">
          <table:table-cell office:value-type="string">
            <text:p>3.1.2 O senhor ou a senhora conhece o PEPP da escola?</text:p>
          </table:table-cell>
        </table:table-row>
        <table:table-row table:style-name="ro1">
          <table:table-cell office:value-type="string">
            <text:p>3.1.3 O senhor ou a senhora participa ativamente da elaboração, avaliação e monitoramento do PEPP e PTA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 </text:p>
          </table:table-cell>
        </table:table-row>
        <table:table-row table:style-name="ro1">
          <table:table-cell office:value-type="string">
            <text:p>3.1.1 Esta questão não se refere a este segmento.</text:p>
          </table:table-cell>
        </table:table-row>
        <table:table-row table:style-name="ro1">
          <table:table-cell office:value-type="string">
            <text:p>3.1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3.4.2 A escola promove visitas no entorno para que os educandos conheçam os equipamentos públicos do bairro? 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autonomia e ao trabalho coletivo </text:p>
          </table:table-cell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.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</table:table-row>
        <table:table-row table:style-name="ro1">
          <table:table-cell office:value-type="string">
            <text:p>3.5.5 As crianças são incentivadas a guardarem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</text:p>
          </table:table-cell>
        </table:table-row>
        <table:table-row table:style-name="ro1">
          <table:table-cell office:value-type="string">
            <text:p>3.6.2 Os professores propõem atividades pedagógicas fora da escola, como passeios, excursões etc.? </text:p>
          </table:table-cell>
        </table:table-row>
        <table:table-row table:style-name="ro1">
          <table:table-cell office:value-type="string">
            <text:p>3.6.3 As atividades pedagógicas para casa são passadas de forma adequada para consolidar e ampliar o conhecimento do educan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1">
          <table:table-cell office:value-type="string">
            <text:p>3.7.1 A escola cuida para que todos os educandos recebam a mesma atenção na Unidade Educacional (negros, brancos, indígenas, pessoas com deficiência, pessoas com transtorno invasivo do desenvolvimento – TIDs, homens ou mulheres, homossexuais ou não etc.)?</text:p>
          </table:table-cell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As crianças brincam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Experiências e aproximação com a linguagem oral e escrita </text:p>
          </table:table-cell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</table:table-row>
        <table:table-row table:style-name="ro1">
          <table:table-cell office:value-type="string">
            <text:p>3.9.3 As crianças são incentivadas a produzir textos mesmo sem saber ler e escrever, tendo o educador como “escriba”?</text:p>
          </table:table-cell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 </text:p>
          </table:table-cell>
        </table:table-row>
        <table:table-row table:style-name="ro1">
          <table:table-cell office:value-type="string">
            <text:p>3.9.5 Os familiares e responsáveis recebem orientações dos professores sobre como aproximar as crianças do mundo da leitura e da escrita durante a convivência familiar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0 Atuação do corpo técnico pedagógico (CTP)</text:p>
          </table:table-cell>
        </table:table-row>
        <table:table-row table:style-name="ro1">
          <table:table-cell office:value-type="string">
            <text:p>3.10.1 Esta questão não se refere a este segmento.</text:p>
          </table:table-cell>
        </table:table-row>
        <table:table-row table:style-name="ro1">
          <table:table-cell office:value-type="string">
            <text:p>3.10.2 O CTP realiza orientações específica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10.3 O CTP encaminha e orienta os educandos quando estes possuem dificuldades?</text:p>
          </table:table-cell>
        </table:table-row>
        <table:table-row table:style-name="ro1">
          <table:table-cell office:value-type="string">
            <text:p>3.10.4 O CTP dialoga com os educandos e familiares, de modo a conhecer suas características/demandas, e articula projetos para atender suas necessidades?</text:p>
          </table:table-cell>
        </table:table-row>
        <table:table-row table:style-name="ro1">
          <table:table-cell office:value-type="string">
            <text:p>3.10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</text:p>
          </table:table-cell>
        </table:table-row>
        <table:table-row table:style-name="ro1">
          <table:table-cell office:value-type="string">
            <text:p>4.1.2 Os pais são informados com clareza sobre os objetivos de aprendizagem, as atividades de ensino e avaliação dos educandos?</text:p>
          </table:table-cell>
        </table:table-row>
        <table:table-row table:style-name="ro1">
          <table:table-cell office:value-type="string">
            <text:p>4.1.3 O encaminhamento à Sala de Atendimento Educacional Especializado (SAEE) tem proporcionado avanços na aprendizagem dos educandos? Esta questão se refere somente à Eme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linguagem corporal, recursos das artes, brincadeiras, entre outras)? </text:p>
          </table:table-cell>
        </table:table-row>
        <table:table-row table:style-name="ro1">
          <table:table-cell office:value-type="string">
            <text:p>4.2.3 As famílias são informadas e orientadas sobre o desenvolvimento da criança, do ponto de vista glob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A equipe escolar envolve os educandos na organização, realização e avaliação das atividades desenvolvidas no ambiente educativo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xpressar e registrar o que aprenderam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</text:p>
          </table:table-cell>
        </table:table-row>
        <table:table-row table:style-name="ro1">
          <table:table-cell office:value-type="string">
            <text:p>4.4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, oferecendo uma variedade de estratégias e o uso de diferentes linguagens (lições extras, acompanhamento escolar, solicitação de formadores para realização de debates, entre outr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</text:p>
          </table:table-cell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quipe escolar busca compreender as causas do abandono e da evasão no âmbito do Conselho de Gestão Compartilhada (CGC)?</text:p>
          </table:table-cell>
        </table:table-row>
        <table:table-row table:style-name="ro1">
          <table:table-cell office:value-type="string">
            <text:p>5.3.3 A escola informa ao Conselho Tutelar o excesso de falta ou abandon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</table:table-row>
        <table:table-row table:style-name="ro1">
          <table:table-cell office:value-type="string">
            <text:p>6.1.4 As famílias são informadas sobre a alimentação das crianças?</text:p>
          </table:table-cell>
        </table:table-row>
        <table:table-row table:style-name="ro1">
          <table:table-cell office:value-type="string">
            <text:p>6.1.5 Os educandos possuem autonomia para se servirem nas refeições (self-service)? </text:p>
          </table:table-cell>
        </table:table-row>
        <table:table-row table:style-name="ro1">
          <table:table-cell office:value-type="string">
            <text:p>6.1.6 Esta pergunta não se refere a este segmento.</text:p>
          </table:table-cell>
        </table:table-row>
        <table:table-row table:style-name="ro1">
          <table:table-cell office:value-type="string">
            <text:p>6.1.7 Esta pergunta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 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 </text:p>
          </table:table-cell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</table:table-row>
        <table:table-row table:style-name="ro1">
          <table:table-cell office:value-type="string">
            <text:p>6.4.3 Os espaços são limpos e conservados periodicamente, de forma a prevenir contaminações?</text:p>
          </table:table-cell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6 As famílias mantêm comunicação com a escola quando seus filhos ou filhas ficam doentes e não podem frequentar a escola? </text:p>
          </table:table-cell>
        </table:table-row>
        <table:table-row table:style-name="ro1">
          <table:table-cell office:value-type="string">
            <text:p>6.4.7 A escola comunica os casos de doenças infecciosas às famílias e aos órgãos públicos competentes? </text:p>
          </table:table-cell>
        </table:table-row>
        <table:table-row table:style-name="ro1">
          <table:table-cell office:value-type="string">
            <text:p>6.4.8 A escola acompanha o desenvolvimento dos educandos, procurando orientação especializada para o caso de crianças com dificuldades psicoafetivas ou problemas de desenvolvimento?</text:p>
          </table:table-cell>
        </table:table-row>
        <table:table-row table:style-name="ro1">
          <table:table-cell office:value-type="string">
            <text:p>6.4.9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a diversas formas de vida </text:p>
          </table:table-cell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Esta questão não se refere a este segmento.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Práticas ecopedagógicas 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Esta questão não se refere a este segmento.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, envolvendo a comunidade escolar,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m sua casa? 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 e acolhimento e envolvimento com 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Os familiares (pais, mães ou outros responsáveis) recebem informações dos educadores sobre os objetivos pedagógicos a serem desenvolvidos durante o ano?</text:p>
          </table:table-cell>
        </table:table-row>
        <table:table-row table:style-name="ro1">
          <table:table-cell office:value-type="string">
            <text:p>8.1.5 Os pais, mães e responsáveis são convidados a comparecer e participar ativamente das reuniões sobre a vida escolar dos educandos, de forma a favorecer a construção de acordos para que ocorra um melhor acompanhamento da vida escolar dos educandos?</text:p>
          </table:table-cell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8 Os familiares têm acesso à escola sempre que necessário?</text:p>
          </table:table-cell>
        </table:table-row>
        <table:table-row table:style-name="ro1">
          <table:table-cell office:value-type="string">
            <text:p>8.1.9 Os familiares se sentem à vontade para tirar dúvidas sobre a proposta pedagógica da Unidade Educacional?</text:p>
          </table:table-cell>
        </table:table-row>
        <table:table-row table:style-name="ro1">
          <table:table-cell office:value-type="string">
            <text:p>8.1.10 Os familiares sentem-se bem recebidos, acolhidos e tratados com respeito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1">
          <table:table-cell office:value-type="string">
            <text:p>8.2.3 As famílias recebem orientação sobre a importância das brincadeiras para o desenvolvimento das crianças?</text:p>
          </table:table-cell>
        </table:table-row>
        <table:table-row table:style-name="ro1">
          <table:table-cell office:value-type="string">
            <text:p>8.2.4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as família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gestão e informaç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à comunidade escolar (CGC/APM),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O senhor ou a senhora sabe o que faz o Conselho de Gestão Compartilhada (CGC) da escola?</text:p>
          </table:table-cell>
        </table:table-row>
        <table:table-row table:style-name="ro1">
          <table:table-cell office:value-type="string">
            <text:p>9.2.2 O CGC tem normas de funcionamento definidas e conhecidas por todos?</text:p>
          </table:table-cell>
        </table:table-row>
        <table:table-row table:style-name="ro1">
          <table:table-cell office:value-type="string">
            <text:p>9.2.3 Você conhece seus representantes no CGC?</text:p>
          </table:table-cell>
        </table:table-row>
        <table:table-row table:style-name="ro1">
          <table:table-cell office:value-type="string">
            <text:p>9.2.4 Seu segmento tem participação efetiva no CGC?</text:p>
          </table:table-cell>
        </table:table-row>
        <table:table-row table:style-name="ro1">
          <table:table-cell office:value-type="string">
            <text:p>9.2.5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</text:p>
          </table:table-cell>
        </table:table-row>
        <table:table-row table:style-name="ro1">
          <table:table-cell office:value-type="string">
            <text:p>9.3.1 Esta questão não se refere a este segmento.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Esta questão não se refere a este segmento.</text:p>
          </table:table-cell>
        </table:table-row>
        <table:table-row table:style-name="ro1">
          <table:table-cell office:value-type="string">
            <text:p>10.1.2 Esta questão não se refere a este segmento.</text:p>
          </table:table-cell>
        </table:table-row>
        <table:table-row table:style-name="ro1">
          <table:table-cell office:value-type="string">
            <text:p>10.1.3 Esta questão não se refere a este segmento.</text:p>
          </table:table-cell>
        </table:table-row>
        <table:table-row table:style-name="ro1">
          <table:table-cell office:value-type="string">
            <text:p>10.1.4 Esta questão não se refere a este segmento.</text:p>
          </table:table-cell>
        </table:table-row>
        <table:table-row table:style-name="ro1">
          <table:table-cell office:value-type="string">
            <text:p>10.1.5 Esta questão não se refere a este segmento.</text:p>
          </table:table-cell>
        </table:table-row>
        <table:table-row table:style-name="ro1">
          <table:table-cell office:value-type="string">
            <text:p>10.1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A remoção e transferência funcional têm prejudicado um melhor desempenho da equipe escolar?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10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  <table:table table:name="EMEI_Funcionario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I- Funcionário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Os professores e funcionários da escola demonstram satisfação e felicidade com o trabalho que desenvolvem na escola? </text:p>
          </table:table-cell>
        </table:table-row>
        <table:table-row table:style-name="ro1">
          <table:table-cell office:value-type="string">
            <text:p>1.2.2 A escola promove festas e eventos com a participação efetiva de pais, educandos, professores e funcionários? </text:p>
          </table:table-cell>
        </table:table-row>
        <table:table-row table:style-name="ro1">
          <table:table-cell office:value-type="string">
            <text:p>1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</table:table-row>
        <table:table-row table:style-name="ro1">
          <table:table-cell office:value-type="string">
            <text:p>1.3.3 Você considera a Unidade Educacional como inclusiv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</text:p>
          </table:table-cell>
        </table:table-row>
        <table:table-row table:style-name="ro1">
          <table:table-cell office:value-type="string">
            <text:p>1.4.1 Há reflexão coletiva e participação de todos os segmentos envolvidos nos encaminhamentos em relação ao não cumprimento de regras e combinados?</text:p>
          </table:table-cell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Diretor, professores e funcionários se tratam bem e se respeitam? <text:s/>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or pais e educandos? </text:p>
          </table:table-cell>
        </table:table-row>
        <table:table-row table:style-name="ro1">
          <table:table-cell office:value-type="string">
            <text:p>1.5.3 Esta questão não se refere a este segmento.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m os direitos nele estabelecidos? </text:p>
          </table:table-cell>
        </table:table-row>
        <table:table-row table:style-name="ro1">
          <table:table-cell office:value-type="string">
            <text:p>1.6.2 O ECA é abordado na Unidade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 nome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Os professores e demais profissionais acolhem as propostas, invenções e descobertas das crianças, incorporando-as como parte das atividades?</text:p>
          </table:table-cell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em oportunidades de interação entre crianças da mesma e de diferentes faixas etárias e com deficiência?</text:p>
          </table:table-cell>
        </table:table-row>
        <table:table-row table:style-name="ro1">
          <table:table-cell office:value-type="string">
            <text:p>1.10.2 Os professores organizam espaços, brincadeiras e materiais acessíveis de modo a favorecer a interação entre as crianças com deficiência e as demai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1 Respeito ao ritmo das crianças </text:p>
          </table:table-cell>
        </table:table-row>
        <table:table-row table:style-name="ro1">
          <table:table-cell office:value-type="string">
            <text:p>1.11.1 Os professores organizam as atividades de modo que as crianças não sejam forçadas a longos períodos de espera para o início das atividades?</text:p>
          </table:table-cell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</table:table-row>
        <table:table-row table:style-name="ro1">
          <table:table-cell office:value-type="string">
            <text:p>1.11.4 Ao longo do dia, os professores realizam atividades com as crianças em diferentes lugares e ambiente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 abrir e fechar, ligar e desligar, encaixar e empurrar etc.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e o descanso e o trabalho individual ou coletivo da equipe,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 na altura adequada ao adulto para troca de fraldas dos bebês e das crianças com deficiência, com segurança? </text:p>
          </table:table-cell>
        </table:table-row>
        <table:table-row table:style-name="ro1">
          <table:table-cell office:value-type="string">
            <text:p>2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</text:p>
          </table:table-cell>
        </table:table-row>
        <table:table-row table:style-name="ro1">
          <table:table-cell office:value-type="string">
            <text:p>3.1.1 A escola tem uma proposta pedagógica em forma de documento conhecida por todos (Plano de Trabalho Anual – PTA)? </text:p>
          </table:table-cell>
        </table:table-row>
        <table:table-row table:style-name="ro1">
          <table:table-cell office:value-type="string">
            <text:p>3.1.2 O senhor ou a senhora conhece o PEPP da escola?</text:p>
          </table:table-cell>
        </table:table-row>
        <table:table-row table:style-name="ro1">
          <table:table-cell office:value-type="string">
            <text:p>3.1.3 Educandos, familiares, professores, funcionários de apoio e diretor participam ativamente da elaboração, avaliação e monitoramento do PEPP e PTA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 </text:p>
          </table:table-cell>
        </table:table-row>
        <table:table-row table:style-name="ro1">
          <table:table-cell office:value-type="string">
            <text:p>3.2.1 Esta questão não se refere a este segmento.</text:p>
          </table:table-cell>
        </table:table-row>
        <table:table-row table:style-name="ro1">
          <table:table-cell office:value-type="string">
            <text:p>3.2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Esta questão não se refere a este segmento.</text:p>
          </table:table-cell>
        </table:table-row>
        <table:table-row table:style-name="ro1">
          <table:table-cell office:value-type="string">
            <text:p>3.3.2 Esta questão não se refere a este segmento.</text:p>
          </table:table-cell>
        </table:table-row>
        <table:table-row table:style-name="ro1">
          <table:table-cell office:value-type="string">
            <text:p>3.3.3 Esta questão não se refere a este segmento.</text:p>
          </table:table-cell>
        </table:table-row>
        <table:table-row table:style-name="ro1">
          <table:table-cell office:value-type="string">
            <text:p>3.3.4 Esta questão não se refere a este segmento.</text:p>
          </table:table-cell>
        </table:table-row>
        <table:table-row table:style-name="ro1">
          <table:table-cell office:value-type="string">
            <text:p>3.3.5 Esta questão não se refere a este segmento.</text:p>
          </table:table-cell>
        </table:table-row>
        <table:table-row table:style-name="ro1">
          <table:table-cell office:value-type="string">
            <text:p>3.3.6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3.4.2 A escola promove visitas no entorno para que os educandos conheçam os equipamentos públicos do bairro? 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autonomia e ao trabalho coletivo</text:p>
          </table:table-cell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</table:table-row>
        <table:table-row table:style-name="ro1">
          <table:table-cell office:value-type="string">
            <text:p>3.5.5 As crianças são incentivadas a guardarem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 <text:s/></text:p>
          </table:table-cell>
        </table:table-row>
        <table:table-row table:style-name="ro1">
          <table:table-cell office:value-type="string">
            <text:p>3.6.2 Os professores propõem atividades pedagógicas fora da escola como passeios, excursões, etc.? </text:p>
          </table:table-cell>
        </table:table-row>
        <table:table-row table:style-name="ro1">
          <table:table-cell office:value-type="string">
            <text:p>3.6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 </text:p>
          </table:table-cell>
        </table:table-row>
        <table:table-row table:style-name="ro1">
          <table:table-cell office:value-type="string">
            <text:p>3.7.1 A escola cuida para que todos os educandos recebam a mesma atenção na Unidade Educacional (negros, brancos, indígenas, pessoas com deficiência, pessoas com transtornos invasivos do desenvolvimento – TIDs, homens ou mulheres, homossexuais ou não etc.)?</text:p>
          </table:table-cell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As crianças brincam 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Experiências e aproximação com a linguagem oral e escrita </text:p>
          </table:table-cell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</table:table-row>
        <table:table-row table:style-name="ro1">
          <table:table-cell office:value-type="string">
            <text:p>3.9.3 As crianças são incentivadas a produzir textos mesmo sem saber ler e escrever, tendo o educador como “escriba”?</text:p>
          </table:table-cell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</text:p>
          </table:table-cell>
        </table:table-row>
        <table:table-row table:style-name="ro1">
          <table:table-cell office:value-type="string">
            <text:p>3.9.5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0 Atuação do corpo técnico pedagógico (CTP)</text:p>
          </table:table-cell>
        </table:table-row>
        <table:table-row table:style-name="ro1">
          <table:table-cell office:value-type="string">
            <text:p>3.10.1 A equipe escolar é atendida e orientada pelo CTP?</text:p>
          </table:table-cell>
        </table:table-row>
        <table:table-row table:style-name="ro1">
          <table:table-cell office:value-type="string">
            <text:p>3.10.2 O CTP realiza orientaçõe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10.3 O CTP encaminha e orienta os profissionais e educandos quando estes possuem dificuldades?</text:p>
          </table:table-cell>
        </table:table-row>
        <table:table-row table:style-name="ro1">
          <table:table-cell office:value-type="string">
            <text:p>3.10.4 O CTP dialoga com os educandos e familiares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3.10.5 O CTP possui plano de trabalho/planejamento prévio para as ações desenvolvi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 </text:p>
          </table:table-cell>
        </table:table-row>
        <table:table-row table:style-name="ro1">
          <table:table-cell office:value-type="string">
            <text:p>4.1.2 Esta questão não se refere a este segmento.</text:p>
          </table:table-cell>
        </table:table-row>
        <table:table-row table:style-name="ro1">
          <table:table-cell office:value-type="string">
            <text:p>4.1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A equipe escolar <text:s/>envolve os educandos na organização, realização e avaliação das atividades desenvolvidas e no ambiente educativo, valorizando assim a participação de todos no desenvolvimento do curso?</text:p>
          </table:table-cell>
        </table:table-row>
        <table:table-row table:style-name="ro1">
          <table:table-cell office:value-type="string">
            <text:p>4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quipe escolar busca compreender as causas do abandono e da evasão no âmbito do Conselho de Gestão Compartilhada (CGC)?</text:p>
          </table:table-cell>
        </table:table-row>
        <table:table-row table:style-name="ro1">
          <table:table-cell office:value-type="string">
            <text:p>5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</table:table-row>
        <table:table-row table:style-name="ro1">
          <table:table-cell office:value-type="string">
            <text:p>6.1.4 As famílias são informadas sobre a alimentação das crianças?</text:p>
          </table:table-cell>
        </table:table-row>
        <table:table-row table:style-name="ro1">
          <table:table-cell office:value-type="string">
            <text:p>6.1.5 Os educandos possuem autonomia para se servirem nas refeições (self-service)?</text:p>
          </table:table-cell>
        </table:table-row>
        <table:table-row table:style-name="ro1">
          <table:table-cell office:value-type="string">
            <text:p>6.1.6 Os educandos usufruem de um ambiente agradável e tranquilo para as refeições?</text:p>
          </table:table-cell>
        </table:table-row>
        <table:table-row table:style-name="ro1">
          <table:table-cell office:value-type="string">
            <text:p>6.1.7 As cozinheiras recebem formação, com a equipe de nutricionistas, para a devida adaptação do cardápio àqueles que necessitam de diet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 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 </text:p>
          </table:table-cell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</table:table-row>
        <table:table-row table:style-name="ro1">
          <table:table-cell office:value-type="string">
            <text:p>6.4.3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6 Esta questão não se refere a este segmento.</text:p>
          </table:table-cell>
        </table:table-row>
        <table:table-row table:style-name="ro1">
          <table:table-cell office:value-type="string">
            <text:p>6.4.7 A escola comunica os casos de doenças infecciosas às famílias e aos órgãos públicos competentes?</text:p>
          </table:table-cell>
        </table:table-row>
        <table:table-row table:style-name="ro1">
          <table:table-cell office:value-type="string">
            <text:p>6.4.8 Esta questão não se refere a este segmento.</text:p>
          </table:table-cell>
        </table:table-row>
        <table:table-row table:style-name="ro1">
          <table:table-cell office:value-type="string">
            <text:p>6.4.9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a diversas formas de vida </text:p>
          </table:table-cell>
        </table:table-row>
        <table:table-row table:style-name="ro1">
          <table:table-cell office:value-type="string">
            <text:p>7.1.1 A escola vem proporcionando ao senhor ou à senhora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, como água, areia, terra, pedras, argila, plantas, folhas e sementes? 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Práticas ecopedagógicas 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, envolvendo a comunidade escolar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ambiente?</text:p>
          </table:table-cell>
        </table:table-row>
        <table:table-row table:style-name="ro1">
          <table:table-cell office:value-type="string">
            <text:p>7.2.6 Olhando para a escola, você acha que ela cuida bem do meio ambiente?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 e acolhimento e envolvimento com as famílias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Esta questão não se refere a este segmento.</text:p>
          </table:table-cell>
        </table:table-row>
        <table:table-row table:style-name="ro1">
          <table:table-cell office:value-type="string">
            <text:p>8.1.4 Esta questão não se refere a este segmento.</text:p>
          </table:table-cell>
        </table:table-row>
        <table:table-row table:style-name="ro1">
          <table:table-cell office:value-type="string">
            <text:p>8.1.5 Esta questão não se refere a este segmento.</text:p>
          </table:table-cell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8 Os familiares têm acesso à escola sempre que necessário?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 </text:p>
          </table:table-cell>
        </table:table-row>
        <table:table-row table:style-name="ro1">
          <table:table-cell office:value-type="string">
            <text:p>8.2.1 Esta questão não se refere a este segmento.</text:p>
          </table:table-cell>
        </table:table-row>
        <table:table-row table:style-name="ro1">
          <table:table-cell office:value-type="string">
            <text:p>8.2.2 Esta questão não se refere a este segmento.</text:p>
          </table:table-cell>
        </table:table-row>
        <table:table-row table:style-name="ro1">
          <table:table-cell office:value-type="string">
            <text:p>8.2.3 Esta questão não se refere a este segmento.</text:p>
          </table:table-cell>
        </table:table-row>
        <table:table-row table:style-name="ro1">
          <table:table-cell office:value-type="string">
            <text:p>8.2.4 Esta questão não se refere a este segmento.</text:p>
          </table:table-cell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os funcionário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gestão e informaç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à comunidade escolar (CGC/APM)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O senhor ou a senhora sabe o que faz o Conselho de Gestão Compartilhada (CGC) da escola?</text:p>
          </table:table-cell>
        </table:table-row>
        <table:table-row table:style-name="ro1">
          <table:table-cell office:value-type="string">
            <text:p>9.2.2 O CGC tem normas de funcionamento definidas e conhecidas por todos?</text:p>
          </table:table-cell>
        </table:table-row>
        <table:table-row table:style-name="ro1">
          <table:table-cell office:value-type="string">
            <text:p>9.2.3 Você conhece seus representantes no CGC?</text:p>
          </table:table-cell>
        </table:table-row>
        <table:table-row table:style-name="ro1">
          <table:table-cell office:value-type="string">
            <text:p>9.2.4 Seu segmento tem participação efetiva no CGC?</text:p>
          </table:table-cell>
        </table:table-row>
        <table:table-row table:style-name="ro1">
          <table:table-cell office:value-type="string">
            <text:p>9.2.5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sta questão não se refere a este segmento.</text:p>
          </table:table-cell>
        </table:table-row>
        <table:table-row table:style-name="ro1">
          <table:table-cell office:value-type="string">
            <text:p>9.3.2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Os profissionais que trabalham na escola têm habilitação necessária para o exercício de sua função?</text:p>
          </table:table-cell>
        </table:table-row>
        <table:table-row table:style-name="ro1">
          <table:table-cell office:value-type="string">
            <text:p>10.1.2 A escola ou a Secretaria de Educação oferecem permanentemente cursos ou ações de formação para os professores e demais funcionários da escola?</text:p>
          </table:table-cell>
        </table:table-row>
        <table:table-row table:style-name="ro1">
          <table:table-cell office:value-type="string">
            <text:p>10.1.3 As formações específicas, oferecidas pelo Projeto Lego, vão ao encontro dos interesses dos profissionais da escola?</text:p>
          </table:table-cell>
        </table:table-row>
        <table:table-row table:style-name="ro1">
          <table:table-cell office:value-type="string">
            <text:p>10.1.4 Os Horários de Trabalho Pedagógico (HTPs) são suficientes para atender as demandas de formação da equipe escolar?</text:p>
          </table:table-cell>
        </table:table-row>
        <table:table-row table:style-name="ro2">
          <table:table-cell office:value-type="string">
            <text:p>10.1.5 Professores e demais funcionários da escola participam de formações específicas que os auxiliam a trabalhar com educandos com deficiência e portadores de TIDs (transtornos invasivos do desenvolvimento)?</text:p>
          </table:table-cell>
        </table:table-row>
        <table:table-row table:style-name="ro1">
          <table:table-cell office:value-type="string">
            <text:p>10.1.6 As formações e cursos estão incluídos no horário de trabalho dos profissionai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A remoção e transferência funcional têm prejudicado um melhor desempenho da equipe escolar?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10.3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  <table:table table:name="EMEI_Professores - Gestor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valiação Osasco 2011</text:p>
          </table:table-cell>
        </table:table-row>
        <table:table-row table:style-name="ro1">
          <table:table-cell office:value-type="string">
            <text:p>EMEI- Professores e Gesto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</text:p>
          </table:table-cell>
        </table:table-row>
        <table:table-row table:style-name="ro1">
          <table:table-cell office:value-type="string">
            <text:p>Ambiente educativ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 Amizade e solidariedade </text:p>
          </table:table-cell>
        </table:table-row>
        <table:table-row table:style-name="ro1">
          <table:table-cell office:value-type="string">
            <text:p>1.1.1 Quando alguém (professor, funcionário, educando, familiar) chega à escola com algum problema pessoal, encontra pessoas dispostas a ajudar?</text:p>
          </table:table-cell>
        </table:table-row>
        <table:table-row table:style-name="ro1">
          <table:table-cell office:value-type="string">
            <text:p>1.1.2 O ambiente da escola favorece a amizade entre to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2 Alegria </text:p>
          </table:table-cell>
        </table:table-row>
        <table:table-row table:style-name="ro1">
          <table:table-cell office:value-type="string">
            <text:p>1.2.1 Professores e funcionários da escola demonstram satisfação com o trabalho que desenvolvem na escola? </text:p>
          </table:table-cell>
        </table:table-row>
        <table:table-row table:style-name="ro1">
          <table:table-cell office:value-type="string">
            <text:p>1.2.2 A escola promove festas e eventos com a participação efetiva de pais, educandos, professores e funcionários? </text:p>
          </table:table-cell>
        </table:table-row>
        <table:table-row table:style-name="ro1">
          <table:table-cell office:value-type="string">
            <text:p>1.2.3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3 Combate à discriminação </text:p>
          </table:table-cell>
        </table:table-row>
        <table:table-row table:style-name="ro1">
          <table:table-cell office:value-type="string">
            <text:p>1.3.1 A discriminação é assunto abordado na Unidade Educacional como algo que prejudica as relações entre as pessoas e que se trata de crime (atos preconceituosos contra pessoas com deficiência, povos indígenas, povos do campo, mulheres, negros, homossexuais e outros)? </text:p>
          </table:table-cell>
        </table:table-row>
        <table:table-row table:style-name="ro1">
          <table:table-cell office:value-type="string">
            <text:p>1.3.2 A escola acolhe crianças com deficiência nas mesmas atividades propostas aos educandos sem deficiência? </text:p>
          </table:table-cell>
        </table:table-row>
        <table:table-row table:style-name="ro1">
          <table:table-cell office:value-type="string">
            <text:p>1.3.3 Você considera a Unidade Educacional como inclusiv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4 Mediação de conflitos </text:p>
          </table:table-cell>
        </table:table-row>
        <table:table-row table:style-name="ro1">
          <table:table-cell office:value-type="string">
            <text:p>1.4.1 Há reflexão coletiva e participação de todos os segmentos envolvidos nos encaminhamentos em relação ao não cumprimento de regras e combinados?</text:p>
          </table:table-cell>
        </table:table-row>
        <table:table-row table:style-name="ro1">
          <table:table-cell office:value-type="string">
            <text:p>1.4.2 A cada ano letivo, há movimentos coletivos de elaboração e atualização dos princípios e regras de convivência escolar? </text:p>
          </table:table-cell>
        </table:table-row>
        <table:table-row table:style-name="ro1">
          <table:table-cell office:value-type="string">
            <text:p>1.4.3 O Projeto Eco-Político-Pedagógico (PEPP), o Plano de Trabalho Anual (PTA), o regimento escolar e os princípios de convivência existentes estão sendo úteis para os momentos de resolução dos conflitos cotidianos vivenciados n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5 Respeito ao outro</text:p>
          </table:table-cell>
        </table:table-row>
        <table:table-row table:style-name="ro1">
          <table:table-cell office:value-type="string">
            <text:p>1.5.1 Diretor, professores e funcionários se tratam bem e se respeitam?</text:p>
          </table:table-cell>
        </table:table-row>
        <table:table-row table:style-name="ro1">
          <table:table-cell office:value-type="string">
            <text:p>1.5.2 As pessoas que trabalham na escola (professores, funcionários e diretor) se sentem respeitadas e valorizadas por pais e educandos? </text:p>
          </table:table-cell>
        </table:table-row>
        <table:table-row table:style-name="ro1">
          <table:table-cell office:value-type="string">
            <text:p>1.5.3 Pais, responsáveis e educandos são atendidos cordialmente na Unidade Educacional? </text:p>
          </table:table-cell>
        </table:table-row>
        <table:table-row table:style-name="ro1">
          <table:table-cell office:value-type="string">
            <text:p>1.5.4 A equipe escolar é respeitosa e afetuosa com os educan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6 Respeito aos direitos das crianças e dos adolescentes </text:p>
          </table:table-cell>
        </table:table-row>
        <table:table-row table:style-name="ro1">
          <table:table-cell office:value-type="string">
            <text:p>1.6.1 A comunidade escolar conhece o Estatuto da Criança e do Adolescente (ECA) e respeita os direitos nele estabelecidos? </text:p>
          </table:table-cell>
        </table:table-row>
        <table:table-row table:style-name="ro1">
          <table:table-cell office:value-type="string">
            <text:p>1.6.2 O ECA é abordado na Unidade Educacion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7 Respeito à dignidade das crianças</text:p>
          </table:table-cell>
        </table:table-row>
        <table:table-row table:style-name="ro1">
          <table:table-cell office:value-type="string">
            <text:p>1.7.1 Quando há conflitos entre as crianças ou situações em que uma criança faz uso de apelidos ou brincadeiras que humilham outra criança, os professores e demais profissionais intervêm prontamente?</text:p>
          </table:table-cell>
        </table:table-row>
        <table:table-row table:style-name="ro1">
          <table:table-cell office:value-type="string">
            <text:p>1.7.2 A escola combate e intervém imediatamente quando ocorrem práticas dos adultos que desrespeitam a integridade das crianças (castigos, beliscões, tapas, práticas de colocá-las no cantinho para “pensar”, gritos, comentários que humilham as crianças, xingamentos ou manifestações de raiva devido a cocô e xixi, entre outr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8 Respeito à identidade, desejos e interesses das crianças </text:p>
          </table:table-cell>
        </table:table-row>
        <table:table-row table:style-name="ro1">
          <table:table-cell office:value-type="string">
            <text:p>1.8.1 Os professores e demais profissionais chamam as crianças pelo nome? </text:p>
          </table:table-cell>
        </table:table-row>
        <table:table-row table:style-name="ro1">
          <table:table-cell office:value-type="string">
            <text:p>1.8.2 A escola observa e atende aos interesses e necessidades das crianças que são recém-chegadas, estão mudando de grupo ou se desligando da escola? </text:p>
          </table:table-cell>
        </table:table-row>
        <table:table-row table:style-name="ro1">
          <table:table-cell office:value-type="string">
            <text:p>1.8.3 Os professores ajudam as crianças a manifestarem os seus sentimentos (alegria, tristeza, raiva, ciúme, decepção etc.) e a perceberem os sentimentos dos colegas e dos adultos? </text:p>
          </table:table-cell>
        </table:table-row>
        <table:table-row table:style-name="ro1">
          <table:table-cell office:value-type="string">
            <text:p>1.8.4 Os professores e demais profissionais carregam os bebês e crianças pequenas no colo ao longo do dia, propiciando interação, acolhimento e afetividade? Esta questão se refere somente à Creche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9 Respeito às ideias, conquistas e produções das crianças </text:p>
          </table:table-cell>
        </table:table-row>
        <table:table-row table:style-name="ro1">
          <table:table-cell office:value-type="string">
            <text:p>1.9.1 Os professores e demais profissionais acolhem as propostas, invenções e descobertas das crianças incorporando-as como parte das atividades?</text:p>
          </table:table-cell>
        </table:table-row>
        <table:table-row table:style-name="ro1">
          <table:table-cell office:value-type="string">
            <text:p>1.9.2 Os professores reconhecem e elogiam as crianças diante de suas conquistas? </text:p>
          </table:table-cell>
        </table:table-row>
        <table:table-row table:style-name="ro1">
          <table:table-cell office:value-type="string">
            <text:p>1.9.3 As produções das crianças estão expostas nas salas de atividades e ambientes da escol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0 Interação entre crianças e crianças</text:p>
          </table:table-cell>
        </table:table-row>
        <table:table-row table:style-name="ro1">
          <table:table-cell office:value-type="string">
            <text:p>1.10.1 Os professores organizam, diariamente, espaços, brincadeiras e materiais que promovem oportunidades de interação entre crianças da mesma e de diferentes faixas etárias e com deficiência?</text:p>
          </table:table-cell>
        </table:table-row>
        <table:table-row table:style-name="ro1">
          <table:table-cell office:value-type="string">
            <text:p>1.10.2 Os professores organizam espaços, brincadeiras e materiais acessíveis de modo a favorecer a interação entre as crianças com deficiência e as demais crianç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11 Respeito ao ritmo das crianças </text:p>
          </table:table-cell>
        </table:table-row>
        <table:table-row table:style-name="ro1">
          <table:table-cell office:value-type="string">
            <text:p>1.11.1 Os professores organizam as atividades de modo que as crianças não sejam forçadas a longos períodos de espera para o início das atividades?</text:p>
          </table:table-cell>
        </table:table-row>
        <table:table-row table:style-name="ro1">
          <table:table-cell office:value-type="string">
            <text:p>1.11.2 As crianças podem dormir ou repousar quando necessitam, sem serem forçadas a isso? Esta questão se refere somente à Creche.</text:p>
          </table:table-cell>
        </table:table-row>
        <table:table-row table:style-name="ro1">
          <table:table-cell office:value-type="string">
            <text:p>1.11.3 As crianças podem ir ao banheiro ou beber água quando necessitam, sem serem forçadas a isso? </text:p>
          </table:table-cell>
        </table:table-row>
        <table:table-row table:style-name="ro1">
          <table:table-cell office:value-type="string">
            <text:p>1.11.4 Ao longo do dia, os professores realizam atividades com as crianças em diferentes lugares e ambientes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2</text:p>
          </table:table-cell>
        </table:table-row>
        <table:table-row table:style-name="ro1">
          <table:table-cell office:value-type="string">
            <text:p>Ambiente físico escolar e materi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1 Ambiente físico escolar</text:p>
          </table:table-cell>
        </table:table-row>
        <table:table-row table:style-name="ro1">
          <table:table-cell office:value-type="string">
            <text:p>2.1.1 O espaço físico escolar é acessível para todas as pessoas transitarem com autonomia no seu interior?</text:p>
          </table:table-cell>
        </table:table-row>
        <table:table-row table:style-name="ro1">
          <table:table-cell office:value-type="string">
            <text:p>2.1.2 As salas de aula permitem a reorganização do mobiliário de acordo com as atividades diversificadas nela desenvolvidas, tais como: roda de conversas, trabalho em grupo, entre outros?</text:p>
          </table:table-cell>
        </table:table-row>
        <table:table-row table:style-name="ro1">
          <table:table-cell office:value-type="string">
            <text:p>2.1.3 Os espaços da escola estão disponibilizados para a realização de atividades diversificadas extraclasse, tais como: concretização de receitas, contemplação da natureza, locais para brincadeiras, entre outras?</text:p>
          </table:table-cell>
        </table:table-row>
        <table:table-row table:style-name="ro1">
          <table:table-cell office:value-type="string">
            <text:p>2.1.4 As vias para acesso de pessoas com deficiência estão em boas condições de us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2 Espaços e mobiliários que favoreçam as experiências das crianças </text:p>
          </table:table-cell>
        </table:table-row>
        <table:table-row table:style-name="ro1">
          <table:table-cell office:value-type="string">
            <text:p>2.2.1 Há espaço organizado para a leitura, como biblioteca ou cantinho de leitura, equipado com livros, com estantes, revistas e outros materiais acessíveis às crianças?</text:p>
          </table:table-cell>
        </table:table-row>
        <table:table-row table:style-name="ro1">
          <table:table-cell office:value-type="string">
            <text:p>2.2.2 Os espaços e equipamentos são acessíveis para acolher as crianças com deficiência?</text:p>
          </table:table-cell>
        </table:table-row>
        <table:table-row table:style-name="ro1">
          <table:table-cell office:value-type="string">
            <text:p>2.2.3 A escola disponibiliza, nas salas, espelhos seguros e na altura das crianças para que possam brincar e observar a própria imagem diariamente?</text:p>
          </table:table-cell>
        </table:table-row>
        <table:table-row table:style-name="ro1">
          <table:table-cell office:value-type="string">
            <text:p>2.2.4 A escola prevê móveis firmes para que os bebês e crianças pequenas possam se apoiar ao tentar ficar em pé sozinhos? Esta questão se refere somente à Creche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3 Materiais variados e acessíveis às crianças </text:p>
          </table:table-cell>
        </table:table-row>
        <table:table-row table:style-name="ro1">
          <table:table-cell office:value-type="string">
            <text:p>2.3.1 Há na escola, ao longo de todo o ano, materiais pedagógicos diversos para desenhar, pintar, modelar, construir objetos tridimensionais (barro, argila, massinha), escrever e experimentar?</text:p>
          </table:table-cell>
        </table:table-row>
        <table:table-row table:style-name="ro1">
          <table:table-cell office:value-type="string">
            <text:p>2.3.2 Há instrumentos musicais de diversas variedades e em quantidade suficiente?</text:p>
          </table:table-cell>
        </table:table-row>
        <table:table-row table:style-name="ro1">
          <table:table-cell office:value-type="string">
            <text:p>2.3.3 Há livros e outros materiais de leitura, brinquedos, materiais pedagógicos e audiovisuais adequados às necessidades das crianças com deficiência?</text:p>
          </table:table-cell>
        </table:table-row>
        <table:table-row table:style-name="ro1">
          <table:table-cell office:value-type="string">
            <text:p>2.3.4 Há objetos e brinquedos de diferentes materiais, adequados às necessidades das crianças (explorar texturas, sons, formas e pesos, morder, puxar, pôr e retirar, empilhar abrir e fechar, ligar e desligar, encaixar e empurrar etc.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4 Espaços, materiais e mobiliários para responder aos interesses e necessidades dos adultos </text:p>
          </table:table-cell>
        </table:table-row>
        <table:table-row table:style-name="ro1">
          <table:table-cell office:value-type="string">
            <text:p>2.4.1 Há espaço que permite o descanso e o trabalho individual ou coletivo da equipe que seja confortável, silencioso, com mobiliário adequado para adultos e separado dos espaços das crianças (para reuniões, estudos, momentos de formação e planejamento)?</text:p>
          </table:table-cell>
        </table:table-row>
        <table:table-row table:style-name="ro1">
          <table:table-cell office:value-type="string">
            <text:p>2.4.2 Há banheiro de uso exclusivo dos profissionais, com chuveiro, pia e vaso sanitário?</text:p>
          </table:table-cell>
        </table:table-row>
        <table:table-row table:style-name="ro1">
          <table:table-cell office:value-type="string">
            <text:p>2.4.3 Há fraldário/mesa/bancada na altura adequada ao adulto para troca de fraldas dos bebês e das crianças com deficiência, com segurança?</text:p>
          </table:table-cell>
        </table:table-row>
        <table:table-row table:style-name="ro1">
          <table:table-cell office:value-type="string">
            <text:p>2.4.4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3</text:p>
          </table:table-cell>
        </table:table-row>
        <table:table-row table:style-name="ro1">
          <table:table-cell office:value-type="string">
            <text:p>Planejamento institucional e prática pedagóg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 Projeto Eco-Político-Pedagógico (PEPP) definido e conhecido por todos</text:p>
          </table:table-cell>
        </table:table-row>
        <table:table-row table:style-name="ro1">
          <table:table-cell office:value-type="string">
            <text:p>3.1.1 A escola tem uma proposta pedagógica em forma de documento conhecida por todos (Plano de Trabalho Anual – PTA)?</text:p>
          </table:table-cell>
        </table:table-row>
        <table:table-row table:style-name="ro1">
          <table:table-cell office:value-type="string">
            <text:p>3.1.2 Educandos, familiares e profissionais da escola conhecem o PEPP da escola?</text:p>
          </table:table-cell>
        </table:table-row>
        <table:table-row table:style-name="ro1">
          <table:table-cell office:value-type="string">
            <text:p>3.1.3 Educandos, familiares, professores, funcionários de apoio e diretor participam ativamente da elaboração, avaliação e monitoramento do PEPP e PTA da escola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2 Registro da prática educativa</text:p>
          </table:table-cell>
        </table:table-row>
        <table:table-row table:style-name="ro1">
          <table:table-cell office:value-type="string">
            <text:p>3.2.1 Os professores fazem registros qualificados do ponto de vista pedagógico, como a ficha de caracterização, sobre as brincadeiras, vivências, produções e aprendizagens de cada criança e do grupo?</text:p>
          </table:table-cell>
        </table:table-row>
        <table:table-row table:style-name="ro1">
          <table:table-cell office:value-type="string">
            <text:p>3.2.2 A escola possui documentação organizada sobre cada criança, como ficha de matrícula, cópia de documentos, cartão de vacinação e histórico de saúde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3 Planejamento</text:p>
          </table:table-cell>
        </table:table-row>
        <table:table-row table:style-name="ro1">
          <table:table-cell office:value-type="string">
            <text:p>3.3.1 Os professores planejam regularmente suas aulas?</text:p>
          </table:table-cell>
        </table:table-row>
        <table:table-row table:style-name="ro1">
          <table:table-cell office:value-type="string">
            <text:p>3.3.2 O cumprimento do planejamento dos professores é acompanhado pela direção e orientação pedagógica da escola, semanalmente, nos Horários de Trabalho Pedagógico (HTPs)? </text:p>
          </table:table-cell>
        </table:table-row>
        <table:table-row table:style-name="ro1">
          <table:table-cell office:value-type="string">
            <text:p>3.3.3 Os professores incorporam em seus planejamentos práticas pedagógicas coerentes com o PEPP/PTA?</text:p>
          </table:table-cell>
        </table:table-row>
        <table:table-row table:style-name="ro1">
          <table:table-cell office:value-type="string">
            <text:p>3.3.4 Os professores ouvem e consideram opiniões, sugestões e interesse das crianças para definir os objetivos do trabalho pedagógico, bem como planejar suas aulas e a rotina diária? </text:p>
          </table:table-cell>
        </table:table-row>
        <table:table-row table:style-name="ro1">
          <table:table-cell office:value-type="string">
            <text:p>3.3.5 Os registros sobre as brincadeiras, vivências, produções e aprendizagens de cada criança e do grupo são utilizados como fonte de consulta para novos planejamentos?</text:p>
          </table:table-cell>
        </table:table-row>
        <table:table-row table:style-name="ro1">
          <table:table-cell office:value-type="string">
            <text:p>3.3.6 As atividades referentes ao projeto Lego são planejadas com base nas formações recebidas pelos professor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4 Contextualização</text:p>
          </table:table-cell>
        </table:table-row>
        <table:table-row table:style-name="ro1">
          <table:table-cell office:value-type="string">
            <text:p>3.4.1 Professores e educandos desenvolvem atividades para refletir e formular propostas para os desafios que percebem no estudo do entorno da escola? </text:p>
          </table:table-cell>
        </table:table-row>
        <table:table-row table:style-name="ro1">
          <table:table-cell office:value-type="string">
            <text:p>3.4.2 A escola promove visitas no entorno para que os educandos conheçam os equipamentos públicos do bairro?</text:p>
          </table:table-cell>
        </table:table-row>
        <table:table-row table:style-name="ro1">
          <table:table-cell office:value-type="string">
            <text:p>3.4.3 Temáticas importantes para o processo educativo são tratadas na escola com os educandos e familiares (sexualidade, gravidez, alcoolismo e drogas, violência, emprego e desemprego, tráfico de drogas, namoro, relacionamento com os pais, amizade etc.), de acordo com a faixa etária e as demanda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5 Incentivo à autonomia e ao trabalho coletivo</text:p>
          </table:table-cell>
        </table:table-row>
        <table:table-row table:style-name="ro1">
          <table:table-cell office:value-type="string">
            <text:p>3.5.1 A equipe escolar apoia as crianças na conquista da autonomia para a realização dos cuidados diários (escovar os dentes, guardar os brinquedos, guardar os materiais pedagógicos, alcançar objetos, tirar e colocar calçados, lavar as mãos, servir-se nas refeições, usar o sanitário, entre outras)?</text:p>
          </table:table-cell>
        </table:table-row>
        <table:table-row table:style-name="ro1">
          <table:table-cell office:value-type="string">
            <text:p>3.5.2 Os professores incentivam as crianças a escolherem brincadeiras, brinquedos e materiais? </text:p>
          </table:table-cell>
        </table:table-row>
        <table:table-row table:style-name="ro1">
          <table:table-cell office:value-type="string">
            <text:p>3.5.3 Os educandos são incentivados e orientados para desenvolver pesquisas e experimentos? </text:p>
          </table:table-cell>
        </table:table-row>
        <table:table-row table:style-name="ro1">
          <table:table-cell office:value-type="string">
            <text:p>3.5.4 Os brinquedos e jogos são guardados em locais de livre acesso às crianças? </text:p>
          </table:table-cell>
        </table:table-row>
        <table:table-row table:style-name="ro1">
          <table:table-cell office:value-type="string">
            <text:p>3.5.5 As crianças são incentivadas a guardarem os brinquedo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6 Variedades das estratégias e dos recursos de ensino-aprendizagem</text:p>
          </table:table-cell>
        </table:table-row>
        <table:table-row table:style-name="ro1">
          <table:table-cell office:value-type="string">
            <text:p>3.6.1 Os professores fazem uso de diferentes recursos pedagógicos (jornais, revistas, livros diversos, obras de arte, filmes) no ambiente escolar?</text:p>
          </table:table-cell>
        </table:table-row>
        <table:table-row table:style-name="ro1">
          <table:table-cell office:value-type="string">
            <text:p>3.6.2 Os professores propõem atividades pedagógicas fora da escola como passeios, excursões, etc.? </text:p>
          </table:table-cell>
        </table:table-row>
        <table:table-row table:style-name="ro1">
          <table:table-cell office:value-type="string">
            <text:p>3.6.3 As atividades pedagógicas para casa são passadas de forma adequada para consolidar e ampliar o conhecimento do educand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7 Prática pedagógica de apoio à diversidade</text:p>
          </table:table-cell>
        </table:table-row>
        <table:table-row table:style-name="ro1">
          <table:table-cell office:value-type="string">
            <text:p>3.7.1 A escola cuida para que todos os educandos recebam a mesma atenção na Unidade Educacional (negros, brancos, indígenas, pessoas com deficiência, pessoas com transtornos invasivos do desenvolvimento – TIDs, homens ou mulheres, homossexuais ou não etc.)?</text:p>
          </table:table-cell>
        </table:table-row>
        <table:table-row table:style-name="ro1">
          <table:table-cell office:value-type="string">
            <text:p>3.7.2 A escola é um espaço de respeito à criação e à expressão das tradições culturais das crianças, das famílias e da comunidade?</text:p>
          </table:table-cell>
        </table:table-row>
        <table:table-row table:style-name="ro1">
          <table:table-cell office:value-type="string">
            <text:p>3.7.3 No dia a dia, os professores dão atenção individual àqueles educandos que apresentam dificuldades de aprendizagem ou que apresentam problemas de relacionamento nas brincadeiras e atividades em grupos?</text:p>
          </table:table-cell>
        </table:table-row>
        <table:table-row table:style-name="ro1">
          <table:table-cell office:value-type="string">
            <text:p>3.7.4 Os professores promovem a participação das crianças com deficiência em todas as atividades do cotidian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8 Multiplicidade de diferentes linguagens plásticas, simbólicas, musicais e corporais </text:p>
          </table:table-cell>
        </table:table-row>
        <table:table-row table:style-name="ro1">
          <table:table-cell office:value-type="string">
            <text:p>3.8.1 As crianças brincam <text:s/>com sons, ritmos e melodias com a voz?</text:p>
          </table:table-cell>
        </table:table-row>
        <table:table-row table:style-name="ro1">
          <table:table-cell office:value-type="string">
            <text:p>3.8.2 As crianças são incentivadas a produzir pinturas, desenhos, esculturas, com materiais diversos e adequados à faixa etária?</text:p>
          </table:table-cell>
        </table:table-row>
        <table:table-row table:style-name="ro1">
          <table:table-cell office:value-type="string">
            <text:p>3.8.3 Os professores oportunizam o uso constante do Lego no ambiente escolar, explorando propostas diversificadas de utiliz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9 Experiências e aproximação com a linguagem oral e escrita </text:p>
          </table:table-cell>
        </table:table-row>
        <table:table-row table:style-name="ro1">
          <table:table-cell office:value-type="string">
            <text:p>3.9.1 Os professores leem, diariamente, textos de diferentes gêneros para as crianças?</text:p>
          </table:table-cell>
        </table:table-row>
        <table:table-row table:style-name="ro1">
          <table:table-cell office:value-type="string">
            <text:p>3.9.2 Os professores incentivam as crianças a manusear livros, revistas e outros portadores de textos?</text:p>
          </table:table-cell>
        </table:table-row>
        <table:table-row table:style-name="ro1">
          <table:table-cell office:value-type="string">
            <text:p>3.9.3 As crianças são incentivadas a produzir textos mesmo sem saber ler e escrever tendo o educador como “escriba”?</text:p>
          </table:table-cell>
        </table:table-row>
        <table:table-row table:style-name="ro1">
          <table:table-cell office:value-type="string">
            <text:p>3.9.4 Os professores incentivam as crianças maiores, individualmente ou em grupos, a contar e recontar histórias e a narrar situações? </text:p>
          </table:table-cell>
        </table:table-row>
        <table:table-row table:style-name="ro1">
          <table:table-cell office:value-type="string">
            <text:p>3.9.5 Os familiares e responsáveis recebem orientações dos professores sobre como aproximar as crianças do mundo da leitura e da escrita durante a convivência familiar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10 Atuação do corpo técnico pedagógico (CTP)</text:p>
          </table:table-cell>
        </table:table-row>
        <table:table-row table:style-name="ro1">
          <table:table-cell office:value-type="string">
            <text:p>3.10.1 A equipe escolar é atendida e orientada pelo CTP?</text:p>
          </table:table-cell>
        </table:table-row>
        <table:table-row table:style-name="ro1">
          <table:table-cell office:value-type="string">
            <text:p>3.10.2 O CTP realiza orientações específicas às famílias que têm dificuldade na organização/sistematização da vida escolar do educando?</text:p>
          </table:table-cell>
        </table:table-row>
        <table:table-row table:style-name="ro1">
          <table:table-cell office:value-type="string">
            <text:p>3.10.3 O CTP encaminha e orienta os profissionais e educandos quando estes possuem dificuldades?</text:p>
          </table:table-cell>
        </table:table-row>
        <table:table-row table:style-name="ro1">
          <table:table-cell office:value-type="string">
            <text:p>3.10.4 O CTP dialoga com os educandos e familiares de modo a conhecer suas características/demandas, e articula projetos para atender as necessidades?</text:p>
          </table:table-cell>
        </table:table-row>
        <table:table-row table:style-name="ro1">
          <table:table-cell office:value-type="string">
            <text:p>3.10.5 O CTP possui plano de trabalho/planejamento prévio para as ações desenvolvidas na escola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4</text:p>
          </table:table-cell>
        </table:table-row>
        <table:table-row table:style-name="ro1">
          <table:table-cell office:value-type="string">
            <text:p>Avaliação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1 Monitoramento do processo de aprendizagem dos educandos </text:p>
          </table:table-cell>
        </table:table-row>
        <table:table-row table:style-name="ro1">
          <table:table-cell office:value-type="string">
            <text:p>4.1.1 Os professores observam o desenvolvimento dos educandos e suas principais dificuldades na construção do conhecimento (corrigem trabalhos, circulam pela classe enquanto os educandos estão fazendo seus exercícios, incentivam os educandos a fazer perguntas e tirar dúvidas etc.)? </text:p>
          </table:table-cell>
        </table:table-row>
        <table:table-row table:style-name="ro1">
          <table:table-cell office:value-type="string">
            <text:p>4.1.2 A escola estabelece relação clara entre os objetivos de aprendizagem, as atividades de ensino e a avaliação dos educandos? </text:p>
          </table:table-cell>
        </table:table-row>
        <table:table-row table:style-name="ro1">
          <table:table-cell office:value-type="string">
            <text:p>4.1.3 O encaminhamento à Sala de Atendimento Educacional Especializado (SAEE) tem proporcionado avanços na aprendizagem dos educandos? Esta questão se refere somente à Emei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2 Mecanismos de avaliação dos educandos </text:p>
          </table:table-cell>
        </table:table-row>
        <table:table-row table:style-name="ro1">
          <table:table-cell office:value-type="string">
            <text:p>4.2.1 Os professores fazem uso de diferentes instrumentos de avaliação (observação do desenvolvimento da criança nas brincadeiras, nas interações, na expressão da criança, nas produções artísticas etc.)? </text:p>
          </table:table-cell>
        </table:table-row>
        <table:table-row table:style-name="ro1">
          <table:table-cell office:value-type="string">
            <text:p>4.2.2 Os educandos podem mostrar suas aprendizagens e seus trabalhos de formas variadas (oralmente, por escrito, por meio de informática, de linguagem corporal, dos recursos das artes, das brincadeiras, entre outras)? </text:p>
          </table:table-cell>
        </table:table-row>
        <table:table-row table:style-name="ro1">
          <table:table-cell office:value-type="string">
            <text:p>4.2.3 As famílias são informadas e orientadas sobre o desenvolvimento da criança, do ponto de vista global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3 Participação dos educandos na avaliação de sua aprendizagem </text:p>
          </table:table-cell>
        </table:table-row>
        <table:table-row table:style-name="ro1">
          <table:table-cell office:value-type="string">
            <text:p>4.3.1 A equipe escolar envolve os educandos na organização, realização e avaliação das atividades desenvolvidas no ambiente educativo, valorizando assim a participação de todos no desenvolvimento do curso?</text:p>
          </table:table-cell>
        </table:table-row>
        <table:table-row table:style-name="ro1">
          <table:table-cell office:value-type="string">
            <text:p>4.3.2 Os educandos são orientados pelos professores a fazer autoavaliação (falar, ouvir, expressar e registrar o que aprenderam)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4 Avaliação do trabalho dos profissionais da escola </text:p>
          </table:table-cell>
        </table:table-row>
        <table:table-row table:style-name="ro1">
          <table:table-cell office:value-type="string">
            <text:p>4.4.1 Existe o interesse de que a escola desenvolva algum procedimento anual para avaliar o desempenho profissional das pessoas que nela trabalham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5 Compartilhamento, reflexão e uso das avaliações educacionais da Rede Municipal de Ensino de Osasco</text:p>
          </table:table-cell>
        </table:table-row>
        <table:table-row table:style-name="ro1">
          <table:table-cell office:value-type="string">
            <text:p>4.5.1 A Unidade Educacional tem compartilhado os resultados das avaliações anuais com a comunidade envolvida?</text:p>
          </table:table-cell>
        </table:table-row>
        <table:table-row table:style-name="ro1">
          <table:table-cell office:value-type="string">
            <text:p>4.5.2 A Unidade Educacional tem conseguido refletir e analisar coletivamente os resultados da avaliação educacional?</text:p>
          </table:table-cell>
        </table:table-row>
        <table:table-row table:style-name="ro1">
          <table:table-cell office:value-type="string">
            <text:p>4.5.3 Estão sendo desenvolvidas ações para os desafios apresentados pelos resultados da avaliação educacional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5</text:p>
          </table:table-cell>
        </table:table-row>
        <table:table-row table:style-name="ro1">
          <table:table-cell office:value-type="string">
            <text:p>Acesso e permanência dos educandos n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1 Atenção aos educandos com alguma defasagem de aprendizagem</text:p>
          </table:table-cell>
        </table:table-row>
        <table:table-row table:style-name="ro1">
          <table:table-cell office:value-type="string">
            <text:p>5.1.1 A escola oferece oportunidades diversificadas para educandos que têm dificuldades de aprendizagem, oferecendo uma variedade de estratégias e o uso de diferentes linguagens (lições extras, acompanhamento escolar, solicitação de formadores para realização de debates, entre outr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2 Atenção às necessidades educativas da comunidade </text:p>
          </table:table-cell>
        </table:table-row>
        <table:table-row table:style-name="ro1">
          <table:table-cell office:value-type="string">
            <text:p>5.2.1 Além da educação formal, a escola oferece outras oportunidades educativas para a comunidade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3 Atenção especial aos educandos que faltam </text:p>
          </table:table-cell>
        </table:table-row>
        <table:table-row table:style-name="ro1">
          <table:table-cell office:value-type="string">
            <text:p>5.3.1 A equipe escolar procura compreender as causas das faltas dos educandos e toma as providências necessárias? </text:p>
          </table:table-cell>
        </table:table-row>
        <table:table-row table:style-name="ro1">
          <table:table-cell office:value-type="string">
            <text:p>5.3.2 A equipe escolar busca compreender as causas do abandono e da evasão no âmbito do Conselho de Gestão Compartilhada (CGC)?</text:p>
          </table:table-cell>
        </table:table-row>
        <table:table-row table:style-name="ro1">
          <table:table-cell office:value-type="string">
            <text:p>5.3.3 A escola informa ao Conselho Tutelar o excesso de falta ou abandono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6</text:p>
          </table:table-cell>
        </table:table-row>
        <table:table-row table:style-name="ro1">
          <table:table-cell office:value-type="string">
            <text:p>Promoção da saú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1 Responsabilidade pela alimentação </text:p>
          </table:table-cell>
        </table:table-row>
        <table:table-row table:style-name="ro1">
          <table:table-cell office:value-type="string">
            <text:p>6.1.1 A escola dispõe de um cardápio nutricional variado e rico que atenda às necessidades das crianças? </text:p>
          </table:table-cell>
        </table:table-row>
        <table:table-row table:style-name="ro1">
          <table:table-cell office:value-type="string">
            <text:p>6.1.2 Os professores seguem um programa da escola para a retirada da mamadeira e a introdução de alimentos sólidos (frutas, verduras etc.)? Esta questão se refere apenas à Creche.</text:p>
          </table:table-cell>
        </table:table-row>
        <table:table-row table:style-name="ro1">
          <table:table-cell office:value-type="string">
            <text:p>6.1.3 A escola possibilita o aleitamento materno? Esta questão se refere apenas à Creche.</text:p>
          </table:table-cell>
        </table:table-row>
        <table:table-row table:style-name="ro1">
          <table:table-cell office:value-type="string">
            <text:p>6.1.4 As famílias são informadas sobre a alimentação das crianças? </text:p>
          </table:table-cell>
        </table:table-row>
        <table:table-row table:style-name="ro1">
          <table:table-cell office:value-type="string">
            <text:p>6.1.5 Os educandos possuem autonomia para se servirem nas refeições (self-service)? </text:p>
          </table:table-cell>
        </table:table-row>
        <table:table-row table:style-name="ro1">
          <table:table-cell office:value-type="string">
            <text:p>6.1.6 Os educandos usufruem de um ambiente agradável e tranquilo para as refeições?</text:p>
          </table:table-cell>
        </table:table-row>
        <table:table-row table:style-name="ro1">
          <table:table-cell office:value-type="string">
            <text:p>6.1.7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2 Limpeza, salubridade e conforto </text:p>
          </table:table-cell>
        </table:table-row>
        <table:table-row table:style-name="ro1">
          <table:table-cell office:value-type="string">
            <text:p>6.2.1 As salas de atividades e demais ambientes internos e externos são agradáveis, limpos, ventilados e tranquilos, com acústica, iluminação e acessibilidade adequadas?</text:p>
          </table:table-cell>
        </table:table-row>
        <table:table-row table:style-name="ro1">
          <table:table-cell office:value-type="string">
            <text:p>6.2.2 São tomados os cuidados necessários com a limpeza e com a higiene nos momentos de troca de fraldas e uso dos sanitários (lixeiras com pedal e tampa, retirada das fraldas sujas do ambiente imediatamente após as trocas, higiene das mãos)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3 Segurança</text:p>
          </table:table-cell>
        </table:table-row>
        <table:table-row table:style-name="ro1">
          <table:table-cell office:value-type="string">
            <text:p>6.3.1 A escola protege todos os pontos potencialmente perigosos do prédio para garantir a circulação segura das crianças e evitar acidentes?</text:p>
          </table:table-cell>
        </table:table-row>
        <table:table-row table:style-name="ro1">
          <table:table-cell office:value-type="string">
            <text:p>6.3.2 A escola dispõe de adequados equipamentos de segurança contra incêndio? </text:p>
          </table:table-cell>
        </table:table-row>
        <table:table-row table:style-name="ro1">
          <table:table-cell office:value-type="string">
            <text:p>6.3.3 A escola dispõe de profissionais treinados para eventuais emergências e acidentes? </text:p>
          </table:table-cell>
        </table:table-row>
        <table:table-row table:style-name="ro1">
          <table:table-cell office:value-type="string">
            <text:p>6.3.4 A escola tem procedimentos preestabelecidos e conhecidos por todos, que devem ser tomados em caso de acidente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4 Cuidados com a higiene e a saúde </text:p>
          </table:table-cell>
        </table:table-row>
        <table:table-row table:style-name="ro1">
          <table:table-cell office:value-type="string">
            <text:p>6.4.1 Informações importantes relacionadas à saúde humana e à proteção ambiental são amplamente difundidas junto à família e à comunidade escolar? </text:p>
          </table:table-cell>
        </table:table-row>
        <table:table-row table:style-name="ro1">
          <table:table-cell office:value-type="string">
            <text:p>6.4.2 A escola incentiva e orienta as crianças a escovarem os dentes após as refeições?</text:p>
          </table:table-cell>
        </table:table-row>
        <table:table-row table:style-name="ro1">
          <table:table-cell office:value-type="string">
            <text:p>6.4.3 Os espaços são limpos e conservados periodicamente de forma a prevenir contaminações?</text:p>
          </table:table-cell>
        </table:table-row>
        <table:table-row table:style-name="ro1">
          <table:table-cell office:value-type="string">
            <text:p>6.4.4 Os educandos mantêm seu corpo cuidado, limpo e saudável, aprendendo a cuidar de si próprios e a assumir responsabilidades em relação à sua higiene e à saúde bucal? </text:p>
          </table:table-cell>
        </table:table-row>
        <table:table-row table:style-name="ro1">
          <table:table-cell office:value-type="string">
            <text:p>6.4.5 Os adultos da escola tratam adequadamente as curiosidades dos educandos em relação ao corpo e à sexualidade humana, não reprimindo as manifestações e interesses sobre tais assuntos? </text:p>
          </table:table-cell>
        </table:table-row>
        <table:table-row table:style-name="ro1">
          <table:table-cell office:value-type="string">
            <text:p>6.4.6 As famílias mantêm comunicação com a escola quando os educandos ficam doentes e não podem frequentar a escola? </text:p>
          </table:table-cell>
        </table:table-row>
        <table:table-row table:style-name="ro1">
          <table:table-cell office:value-type="string">
            <text:p>6.4.7 A escola comunica os casos de doenças infecciosas às famílias e aos órgãos públicos competentes?</text:p>
          </table:table-cell>
        </table:table-row>
        <table:table-row table:style-name="ro1">
          <table:table-cell office:value-type="string">
            <text:p>6.4.8 A escola acompanha o desenvolvimento dos educandos, procurando orientação especializada para o caso de crianças com dificuldades psicoafetivas ou problemas de desenvolvimento?</text:p>
          </table:table-cell>
        </table:table-row>
        <table:table-row table:style-name="ro1">
          <table:table-cell office:value-type="string">
            <text:p>6.4.9 Há material individual de higiene, de qualidade e em quantidade suficiente, guardado em locais adequados (sabonetes, escovas de dente e outros itens)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7</text:p>
          </table:table-cell>
        </table:table-row>
        <table:table-row table:style-name="ro1">
          <table:table-cell office:value-type="string">
            <text:p>Educação socioambiental e práticas ecopedagógica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1 Respeito a diversas formas de vida </text:p>
          </table:table-cell>
        </table:table-row>
        <table:table-row table:style-name="ro1">
          <table:table-cell office:value-type="string">
            <text:p>7.1.1 A escola vem proporcionando uma maior conscientização sobre a importância de cuidar bem do planeta? </text:p>
          </table:table-cell>
        </table:table-row>
        <table:table-row table:style-name="ro1">
          <table:table-cell office:value-type="string">
            <text:p>7.1.2 A escola costuma debater temas como ecologia, preservação de ecossistemas, mudanças climáticas, desmatamento, contaminação da água, consumo de energia, entre outros temas importantes para a preservação ambiental? </text:p>
          </table:table-cell>
        </table:table-row>
        <table:table-row table:style-name="ro1">
          <table:table-cell office:value-type="string">
            <text:p>7.1.3 A equipe escolar possibilita contato e brincadeiras das crianças com animais e com elementos da natureza, como água, areia, terra, pedras, argilas, plantas, folhas e sementes?</text:p>
          </table:table-cell>
        </table:table-row>
        <table:table-row table:style-name="ro1">
          <table:table-cell office:value-type="string">
            <text:p>7.1.4 Olhando para o lugar em que você vive, você considera que existe respeito a todos os elementos que compõem a natureza, tais como a água, o solo, o ar, os organismos vivos e as atividades humanas? </text:p>
          </table:table-cell>
        </table:table-row>
        <table:table-row table:style-name="ro1">
          <table:table-cell office:value-type="string">
            <text:p>7.1.5 Você se considera responsável pela preservação das várias espécies de vida no planeta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2 Práticas ecopedagógicas</text:p>
          </table:table-cell>
        </table:table-row>
        <table:table-row table:style-name="ro1">
          <table:table-cell office:value-type="string">
            <text:p>7.2.1 A escola reaproveita materiais escolares (papel, lápis de cor etc.), explorando pedagogicamente essa prática com os educandos? </text:p>
          </table:table-cell>
        </table:table-row>
        <table:table-row table:style-name="ro1">
          <table:table-cell office:value-type="string">
            <text:p>7.2.2 A escola evita o uso de materiais descartáveis, preferindo o uso de alternativas que reduzem os impactos no meio ambiente, como canecas de uso permanente, sacolas de pano etc.?</text:p>
          </table:table-cell>
        </table:table-row>
        <table:table-row table:style-name="ro1">
          <table:table-cell office:value-type="string">
            <text:p>7.2.3 A escola desenvolve programa de coleta seletiva de lixo com ampla participação da comunidade?</text:p>
          </table:table-cell>
        </table:table-row>
        <table:table-row table:style-name="ro1">
          <table:table-cell office:value-type="string">
            <text:p>7.2.4 Existem acordos e procedimentos específicos, envolvendo a comunidade escolar para evitar o desperdício de energia elétrica e água, e para a redução na produção de lixo na escola?</text:p>
          </table:table-cell>
        </table:table-row>
        <table:table-row table:style-name="ro1">
          <table:table-cell office:value-type="string">
            <text:p>7.2.5 Olhando para a sua prática, você se considera uma pessoa que vem cuidando bem do seu meio ambiente?</text:p>
          </table:table-cell>
        </table:table-row>
        <table:table-row table:style-name="ro1">
          <table:table-cell office:value-type="string">
            <text:p>7.2.6 Olhando para a escola, você acha que ela cuida bem do meio ambiente? </text:p>
          </table:table-cell>
        </table:table-row>
        <table:table-row table:style-name="ro1">
          <table:table-cell office:value-type="string">
            <text:p>7.2.7 Existem acordos e procedimentos envolvendo os membros da sua família para evitar o desperdício de energia elétrica e de água e para a redução na produção de lixo em sua casa?</text:p>
          </table:table-cell>
        </table:table-row>
        <table:table-row table:style-name="ro1">
          <table:table-cell office:value-type="string">
            <text:p>7.2.8 Na sua casa, você e sua família costumam separar o lixo orgânico do reciclável? </text:p>
          </table:table-cell>
        </table:table-row>
        <table:table-row table:style-name="ro1">
          <table:table-cell office:value-type="string">
            <text:p>7.2.9 A escola desenvolve programa específico para o recolhimento de pilhas e baterias usadas de celular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8</text:p>
          </table:table-cell>
        </table:table-row>
        <table:table-row table:style-name="ro1">
          <table:table-cell office:value-type="string">
            <text:p>Envolvimento com as famílias e participação na rede de proteção socia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1 Respeito, acolhimento e envolvimento com as famílias </text:p>
          </table:table-cell>
        </table:table-row>
        <table:table-row table:style-name="ro1">
          <table:table-cell office:value-type="string">
            <text:p>8.1.1 Reuniões e entrevistas com os familiares são realizadas em horários adequados à participação das famílias?</text:p>
          </table:table-cell>
        </table:table-row>
        <table:table-row table:style-name="ro1">
          <table:table-cell office:value-type="string">
            <text:p>8.1.2 O horário de funcionamento e o calendário da escola atendem às necessidades das famílias?</text:p>
          </table:table-cell>
        </table:table-row>
        <table:table-row table:style-name="ro1">
          <table:table-cell office:value-type="string">
            <text:p>8.1.3 Os professores conhecem os familiares das crianças (seus nomes, onde trabalham, sua religião, onde moram, se as crianças têm irmãos)?</text:p>
          </table:table-cell>
        </table:table-row>
        <table:table-row table:style-name="ro1">
          <table:table-cell office:value-type="string">
            <text:p>8.1.4 Os familiares (pais, mães ou outros responsáveis) recebem informações dos educadores sobre os objetivos pedagógicos a serem desenvolvidos durante o ano?</text:p>
          </table:table-cell>
        </table:table-row>
        <table:table-row table:style-name="ro1">
          <table:table-cell office:value-type="string">
            <text:p>8.1.5 Os pais, mães e responsáveis são convidados a comparecer e participar ativamente das reuniões sobre a vida escolar dos educandos, de forma a favorecer a construção de acordos para que ocorra um melhor acompanhamento da vida escolar dos educandos? </text:p>
          </table:table-cell>
        </table:table-row>
        <table:table-row table:style-name="ro1">
          <table:table-cell office:value-type="string">
            <text:p>8.1.6 A escola dialoga com as famílias de modo a conhecer suas características e demandas e planejar ações escolares e comunitárias que fortaleçam os vínculos e convivência familiar e comunitária dos educandos da escola?</text:p>
          </table:table-cell>
        </table:table-row>
        <table:table-row table:style-name="ro1">
          <table:table-cell office:value-type="string">
            <text:p>8.1.7 No período de acolhimento inicial (adaptação das crianças na escola), a escola demonstra atenção e cuidado especial, permitindo a permanência de um responsável do educando nas dependências da escola para eventuais necessidades?</text:p>
          </table:table-cell>
        </table:table-row>
        <table:table-row table:style-name="ro1">
          <table:table-cell office:value-type="string">
            <text:p>8.1.8 Os familiares têm acesso à escola sempre que necessário?</text:p>
          </table:table-cell>
        </table:table-row>
        <table:table-row table:style-name="ro1">
          <table:table-cell office:value-type="string">
            <text:p>8.1.9 Esta questão não se refere a este segmento.</text:p>
          </table:table-cell>
        </table:table-row>
        <table:table-row table:style-name="ro1">
          <table:table-cell office:value-type="string">
            <text:p>8.1.10 Esta questão não se refere a este segmento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2 Garantia do direito das famílias de acompanhar as vivências e produções das crianças</text:p>
          </table:table-cell>
        </table:table-row>
        <table:table-row table:style-name="ro1">
          <table:table-cell office:value-type="string">
            <text:p>8.2.1 Há reuniões com familiares pelo menos quatro vezes por ano, para apresentar planejamentos, discutir e avaliar as vivências e produções das crianças?</text:p>
          </table:table-cell>
        </table:table-row>
        <table:table-row table:style-name="ro1">
          <table:table-cell office:value-type="string">
            <text:p>8.2.2 Os familiares recebem relatórios sobre aprendizagens, vivências e produções das crianças, pelo menos duas vezes ao ano?</text:p>
          </table:table-cell>
        </table:table-row>
        <table:table-row table:style-name="ro1">
          <table:table-cell office:value-type="string">
            <text:p>8.2.3 As famílias recebem orientação sobre a importância das brincadeiras para o desenvolvimento das crianças?</text:p>
          </table:table-cell>
        </table:table-row>
        <table:table-row table:style-name="ro1">
          <table:table-cell office:value-type="string">
            <text:p>8.2.4 Os familiares e responsáveis recebem orientações dos professores sobre como aproximar as crianças do mundo da leitura e da escrita durante a convivência familiar?</text:p>
          </table:table-cell>
        </table:table-row>
        <table:table-row table:style-name="ro1">
          <table:table-cell office:value-type="string">
            <text:p>8.2.5 A escola realiza atividades de acolhimento com as famílias, antes das crianças começarem a frequentar as aulas, dialogando sobre as necessidades específicas de cada uma delas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3 Participação da escola na rede de proteção dos direitos das crianças</text:p>
          </table:table-cell>
        </table:table-row>
        <table:table-row table:style-name="ro1">
          <table:table-cell office:value-type="string">
            <text:p>8.3.1 A escola e o Conselho Tutelar da região estão bem articulados para o acompanhamento de casos diversos de não respeito aos direitos fundamentais das crianças e dos adolescentes (frequência irregular na escola, violência física, maus-tratos, assédio moral, entre outros)?</text:p>
          </table:table-cell>
        </table:table-row>
        <table:table-row table:style-name="ro1">
          <table:table-cell office:value-type="string">
            <text:p>8.3.2 A escola encaminha ao Conselho Tutelar os casos de crianças com sinais de negligência, violência doméstica, exploração sexual e trabalho infantil?</text:p>
          </table:table-cell>
        </table:table-row>
        <table:table-row table:style-name="ro1">
          <table:table-cell office:value-type="string">
            <text:p>8.3.3 O ECA é abordado com os funcionários e familiares nas atividades realizadas na escola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9</text:p>
          </table:table-cell>
        </table:table-row>
        <table:table-row table:style-name="ro1">
          <table:table-cell office:value-type="string">
            <text:p>Gestão escolar democrátic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1 Democratização da gestão e informação</text:p>
          </table:table-cell>
        </table:table-row>
        <table:table-row table:style-name="ro1">
          <table:table-cell office:value-type="string">
            <text:p>9.1.1 Há espaços em locais visíveis contendo as principais informações relacionadas às atividades da escola (datas comemorativas, prestações de contas, datas de reuniões, agenda escolar do ano letivo etc.)?</text:p>
          </table:table-cell>
        </table:table-row>
        <table:table-row table:style-name="ro1">
          <table:table-cell office:value-type="string">
            <text:p>9.1.2 A direção presta contas à comunidade escolar (CGC/APM) apresentando regularmente o orçamento da escola e seus gastos?</text:p>
          </table:table-cell>
        </table:table-row>
        <table:table-row table:style-name="ro1">
          <table:table-cell office:value-type="string">
            <text:p>9.1.3 Os profissionais da escola (gestor, professores, funcionários etc.) procuram resolver os conflitos que surgem entre as pessoas no ambiente escolar (brigas, discussões) com base no diálogo e na negociaçã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2 Conselhos atuantes</text:p>
          </table:table-cell>
        </table:table-row>
        <table:table-row table:style-name="ro1">
          <table:table-cell office:value-type="string">
            <text:p>9.2.1 Você sabe o que faz o Conselho de Gestão Compartilhada (CGC) da escola?</text:p>
          </table:table-cell>
        </table:table-row>
        <table:table-row table:style-name="ro1">
          <table:table-cell office:value-type="string">
            <text:p>9.2.2 O CGC tem normas de funcionamento definidas e conhecidas por todos?</text:p>
          </table:table-cell>
        </table:table-row>
        <table:table-row table:style-name="ro1">
          <table:table-cell office:value-type="string">
            <text:p>9.2.3 Você conhece seus representantes no CGC?</text:p>
          </table:table-cell>
        </table:table-row>
        <table:table-row table:style-name="ro1">
          <table:table-cell office:value-type="string">
            <text:p>9.2.4 Seu segmento tem participação efetiva no CGC?</text:p>
          </table:table-cell>
        </table:table-row>
        <table:table-row table:style-name="ro1">
          <table:table-cell office:value-type="string">
            <text:p>9.2.5 As informações deliberadas no CGC são socializadas com a comunidade escolar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3 Parcerias locais e relacionamento da escola com os serviços públicos </text:p>
          </table:table-cell>
        </table:table-row>
        <table:table-row table:style-name="ro1">
          <table:table-cell office:value-type="string">
            <text:p>9.3.1 Existe uma parceria da escola com os serviços públicos locais?</text:p>
          </table:table-cell>
        </table:table-row>
        <table:table-row table:style-name="ro1">
          <table:table-cell office:value-type="string">
            <text:p>9.3.2 A escola tem parcerias com outras instituições da sociedade (universidades, organizações da sociedade civil, empresas, fundações, associações e demais serviços públicos) para o financiamento de projetos ou para o desenvolvimento de ações conjuntas, como elaboração do PEPP, formação de professores, atividades pedagógicas, comemorações? 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imensão 10</text:p>
          </table:table-cell>
        </table:table-row>
        <table:table-row table:style-name="ro1">
          <table:table-cell office:value-type="string">
            <text:p>Formação e condições de trabalho dos profissionais da escola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1 Formação inicial e continuada</text:p>
          </table:table-cell>
        </table:table-row>
        <table:table-row table:style-name="ro1">
          <table:table-cell office:value-type="string">
            <text:p>10.1.1 Os profissionais que trabalham na escola têm habilitação necessária para o exercício de sua função?</text:p>
          </table:table-cell>
        </table:table-row>
        <table:table-row table:style-name="ro1">
          <table:table-cell office:value-type="string">
            <text:p>10.1.2 A escola ou a Secretaria de Educação oferecem permanentemente cursos ou ações de formação para os professores e demais funcionários da escola?</text:p>
          </table:table-cell>
        </table:table-row>
        <table:table-row table:style-name="ro1">
          <table:table-cell office:value-type="string">
            <text:p>10.1.3 As formações específicas, oferecidas pelo Projeto Lego, vão ao encontro dos interesses dos profissionais da escola?</text:p>
          </table:table-cell>
        </table:table-row>
        <table:table-row table:style-name="ro1">
          <table:table-cell office:value-type="string">
            <text:p>10.1.4 Os HTPs são suficientes para atender as demandas de formação da equipe escolar?</text:p>
          </table:table-cell>
        </table:table-row>
        <table:table-row table:style-name="ro2">
          <table:table-cell office:value-type="string">
            <text:p>10.1.5 Professores e demais funcionários da escola participam de formações específicas que os auxiliam a trabalhar com educandos com deficiência e portadores de TIDs (transtornos invasivos do desenvolvimento)?</text:p>
          </table:table-cell>
        </table:table-row>
        <table:table-row table:style-name="ro1">
          <table:table-cell office:value-type="string">
            <text:p>10.1.6 As formações e cursos estão incluídos no horário de trabalho dos profissionais?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2 Suficiência da equipe escolar e condições de trabalho</text:p>
          </table:table-cell>
        </table:table-row>
        <table:table-row table:style-name="ro1">
          <table:table-cell office:value-type="string">
            <text:p>10.2.1 A escola dispõe da quantidade de professores de que necessita?</text:p>
          </table:table-cell>
        </table:table-row>
        <table:table-row table:style-name="ro1">
          <table:table-cell office:value-type="string">
            <text:p>10.2.2 O número de funcionários é suficiente para o bom funcionamento da escola?</text:p>
          </table:table-cell>
        </table:table-row>
        <table:table-row table:style-name="ro1">
          <table:table-cell office:value-type="string">
            <text:p>10.2.3 A remoção e transferência funcional têm prejudicado um melhor desempenho da equipe escolar?</text:p>
          </table:table-cell>
        </table:table-row>
        <table:table-row table:style-name="ro1">
          <table:table-cell office:value-type="string">
            <text:p>10.2.4 A equipe escolar procura desenvolver relações cooperativas de trabalho?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3 Assiduidade da equipe escolar </text:p>
          </table:table-cell>
        </table:table-row>
        <table:table-row table:style-name="ro1">
          <table:table-cell office:value-type="string">
            <text:p>10.3.1 Quando há o registro de faltas excessivas de gestores, professores e funcionários de apoio na escola, prejudicando o atendimento dos educandos, esse assunto é discutido coletivamente pelo CGC e por toda a comunidade escolar?</text:p>
          </table:table-cell>
        </table:table-row>
        <table:table-row table:style-name="ro1">
          <table:table-cell office:value-type="string">
            <text:p>10.3.2 As faltas funcionais, abonadas ou não, são planejadas de modo a não prejudicar a rotina escolar?</text:p>
          </table:table-cell>
        </table:table-row>
        <table:table-row table:style-name="ro1">
          <table:table-cell office:value-type="string">
            <text:p>10.3.3 Os professores são assíduos nas reuniões pedagógicas e HTPs?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Quadro de Práticas consolidadas e Práticas que precisam avanç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2">02/09/2011</text:date>, <text:time>14:27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2T17:10:39</meta:creation-date>
    <dc:date>2011-09-02T14:27:03</dc:date>
    <meta:editing-duration>PT2H13S</meta:editing-duration>
    <meta:editing-cycles>21</meta:editing-cycles>
    <meta:generator>LibreOffice/3.3$Linux LibreOffice_project/330m19$Build-6</meta:generator>
    <meta:print-date>2011-08-03T15:56:51</meta:print-date>
    <meta:document-statistic meta:table-count="3" meta:cell-count="784" meta:object-count="0"/>
  </office:meta>
</office:document-meta>
</file>